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 fo:language="en" fo:country="CA"/>
    </style:style>
    <style:style style:name="T4" style:parent-style-name="Absatz-Standardschriftart" style:family="text">
      <style:text-properties fo:language="en" fo:country="CA"/>
    </style:style>
    <style:style style:name="T5" style:parent-style-name="Absatz-Standardschriftart" style:family="text">
      <style:text-properties fo:font-weight="bold" style:font-weight-asian="bold" style:font-weight-complex="bold" fo:language="en" fo:country="CA"/>
    </style:style>
    <style:style style:name="T6" style:parent-style-name="Absatz-Standardschriftart" style:family="text">
      <style:text-properties fo:language="en" fo:country="CA"/>
    </style:style>
    <style:style style:name="T7" style:parent-style-name="Absatz-Standardschriftart" style:family="text">
      <style:text-properties fo:font-weight="bold" style:font-weight-asian="bold" style:font-weight-complex="bold" fo:language="en" fo:country="CA"/>
    </style:style>
    <style:style style:name="T8" style:parent-style-name="Absatz-Standardschriftart" style:family="text">
      <style:text-properties fo:language="en" fo:country="CA"/>
    </style:style>
    <style:style style:name="T9" style:parent-style-name="Absatz-Standardschriftart" style:family="text">
      <style:text-properties fo:language="en" fo:country="CA"/>
    </style:style>
    <style:style style:name="T10" style:parent-style-name="Absatz-Standardschriftart" style:family="text">
      <style:text-properties fo:font-weight="bold" style:font-weight-asian="bold" style:font-weight-complex="bold" fo:language="en" fo:country="CA"/>
    </style:style>
    <style:style style:name="T11" style:parent-style-name="Absatz-Standardschriftart" style:family="text">
      <style:text-properties fo:language="en" fo:country="CA"/>
    </style:style>
    <style:style style:name="T12" style:parent-style-name="Absatz-Standardschriftart" style:family="text">
      <style:text-properties fo:font-weight="bold" style:font-weight-asian="bold" style:font-weight-complex="bold" fo:language="en" fo:country="CA"/>
    </style:style>
    <style:style style:name="T13" style:parent-style-name="Absatz-Standardschriftart" style:family="text">
      <style:text-properties fo:language="en" fo:country="CA"/>
    </style:style>
  </office:automatic-styles>
  <office:body>
    <office:text text:use-soft-page-breaks="true">
      <text:p text:style-name="P1">Beschlussprotokoll 09.03.2022</text:p>
      <text:p text:style-name="Standard">Von Roll Bibliothek, A-206, alle vor Ort</text:p>
      <text:p text:style-name="Standard"/>
      <text:p text:style-name="Standard"/>
      <text:p text:style-name="P2">To-Do:</text:p>
      <text:p text:style-name="Standard"/>
      <text:p text:style-name="Standard">Übertragen von einzelnen Components, vorerst nur der ersten Seite</text:p>
      <text:p text:style-name="Standard"><text:span text:style-name="T3">Kevin:</text:span><text:span text:style-name="T4"><text:s/>Search bar und Buttons (2,5 h)</text:span></text:p>
      <text:p text:style-name="Standard"><text:span text:style-name="T5">Jan:</text:span><text:span text:style-name="T6"><text:s/>Body (2,5 h)</text:span></text:p>
      <text:p text:style-name="Standard"><text:span text:style-name="T7">Filip:</text:span><text:span text:style-name="T8"><text:s/>Footer und Header (ca. 1<text:s/></text:span><text:span text:style-name="T9">h)</text:span></text:p>
      <text:p text:style-name="Standard"><text:span text:style-name="T10">Alessio:</text:span><text:span text:style-name="T11"><text:s/>Search bar und Buttons (2,5 h)</text:span></text:p>
      <text:p text:style-name="Standard"><text:span text:style-name="T12">May:</text:span><text:span text:style-name="T13"><text:s/>Body (2,5 h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nie Menie</meta:initial-creator>
    <dc:creator>Menie Menie</dc:creator>
    <meta:creation-date>2022-03-09T10:46:00Z</meta:creation-date>
    <dc:date>2022-03-09T10:46:00Z</dc:date>
    <meta:template xlink:href="Normal" xlink:type="simple"/>
    <meta:editing-cycles>2</meta:editing-cycles>
    <meta:editing-duration>PT0S</meta:editing-duration>
    <meta:document-statistic meta:page-count="1" meta:paragraph-count="1" meta:word-count="40" meta:character-count="295" meta:row-count="2" meta:non-whitespace-character-count="256"/>
  </office:meta>
</office:document-meta>
</file>